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acer-motorcycles/<text:line-break/>├── admin/<text:line-break/>│ <text:s text:c="2"/>├── login.php <text:s text:c="9"/># Авторизация администратора<text:line-break/>│ <text:s text:c="2"/>├── dashboard.php <text:s text:c="5"/># Дашборд с аналитикой (продажи, заказы, остатки)<text:line-break/>│ <text:s text:c="2"/>├── products.php <text:s text:c="6"/># Управление каталогом товаров (добавление, редактирование, удаление)<text:line-break/>│ <text:s text:c="2"/>├── orders.php <text:s text:c="8"/># Просмотр и обработка заказов<text:line-break/>│ <text:s text:c="2"/>├── stock.php <text:s text:c="9"/># Управление складскими остатками<text:line-break/>│ <text:s text:c="2"/>├── analytics.php <text:s text:c="5"/># Подробная аналитика продаж и остатков<text:line-break/>│ <text:s text:c="2"/>├── marketplaces.php <text:s text:c="2"/># Интеграция с маркетплейсами (Ozon, Wildberries)<text:line-break/>│ <text:s text:c="2"/>└── telegram.php <text:s text:c="6"/># Отправка уведомлений в Telegram<text:line-break/>├── includes/<text:line-break/>│ <text:s text:c="2"/>├── db.php <text:s text:c="12"/># Подключение к базе данных (SQLite или MySQL)<text:line-break/>│ <text:s text:c="2"/>├── header.php <text:s text:c="8"/># Общий заголовок для всех страниц админки<text:line-break/>│ <text:s text:c="2"/>└── footer.php <text:s text:c="8"/># Общий подвал для всех страниц админки<text:line-break/>├── css/<text:line-break/>│ <text:s text:c="2"/>└── styles.css <text:s text:c="8"/># Стили для админки (или использовать Bootstrap)<text:line-break/>├── js/<text:line-break/>│ <text:s text:c="2"/>└── script.js <text:s text:c="9"/># Логика фронтенда (например, для аналитики или форм)<text:line-break/>├── images/<text:line-break/>│ <text:s text:c="2"/>└── placeholder.png <text:s text:c="3"/># Заглушка для изображений<text:line-break/>├── utils/<text:line-break/>│ <text:s text:c="2"/>├── import_csv.php <text:s text:c="4"/># Скрипт для импорта товаров из CSV<text:line-break/>│ <text:s text:c="2"/>└── export_csv.php <text:s text:c="4"/># Скрипт для экспорта товаров в CSV<text:line-break/>├── index.php <text:s text:c="13"/># Главная страница (например, перенаправление на админку или клиентский сайт)<text:line-break/>├── .gitignore <text:s text:c="12"/># Игнорируемые файлы (например, database.db)<text:line-break/>├── README.md <text:s text:c="13"/># Описание проекта и инструкции по установке<text:line-break/>└── database.sql <text:s text:c="10"/># Схема базы данных (таблицы products, orders, users)</text:p>
      <text:p text:style-name="Standard"/>
      <text:p text:style-name="Standard">Описание файлов и папок<text:line-break/>admin/: Содержит все страницы админ-панели:<text:line-break/>login.php: Форма для входа администратора.<text:line-break/>dashboard.php: Общая панель с ключевыми метриками (выручка, заказы, остатки).<text:line-break/>products.php: Страница для управления товарами (добавление, редактирование, удаление).<text:line-break/>orders.php: Просмотр и обработка заказов (изменение статусов).<text:line-break/>stock.php: Управление складскими остатками (просмотр, обновление).<text:line-break/>analytics.php: Подробная аналитика (продажи по категориям, регионам, графики).<text:line-break/>marketplaces.php: Интеграция с Ozon и Wildberries (выгрузка товаров, импорт заказов).<text:line-break/>telegram.php: Логика отправки уведомлений в Telegram о новых заказах и низких остатках.<text:line-break/>includes/: Общие файлы для всех страниц:<text:line-break/>db.php: Подключение к базе данных (SQLite или MySQL).<text:line-break/>header.php: Шапка админки (навигация, стили).<text:line-break/>footer.php: Подвал админки (скрипты, копирайт).<text:line-break/>css/: Стили для админки. Можно использовать Bootstrap для быстрой разработки.<text:line-break/>js/: JavaScript для динамических элементов (например, графики с Chart.js).<text:line-break/>images/: Изображения для админки (например, заглушки для товаров).<text:line-break/>utils/: Вспомогательные скрипты:<text:line-break/>import_csv.php: Импорт товаров из CSV-файла.<text:line-break/>export_csv.php: Экспорт товаров в CSV-файл.<text:line-break/>index.php: Главная страница проекта. Может быть перенаправлением на админку или страницей-заглушкой.<text:line-break/><text:soft-page-break/>.gitignore: Игнорирует файлы, которые не нужно добавлять в Git (например, database.db, если используете SQLite).<text:line-break/>README.md: Инструкции по установке, запуску и использованию админки.<text:line-break/>database.sql: SQL-скрипт для создания таблиц в базе данны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7T16:54:38.466000000</meta:creation-date>
    <dc:date>2025-07-21T16:16:03.003000000</dc:date>
    <meta:editing-duration>PT8M9S</meta:editing-duration>
    <meta:editing-cycles>2</meta:editing-cycles>
    <meta:generator>LibreOffice/7.3.3.2$Windows_X86_64 LibreOffice_project/d1d0ea68f081ee2800a922cac8f79445e4603348</meta:generator>
    <meta:print-date>2025-07-21T16:08:43.694000000</meta:print-date>
    <meta:document-statistic meta:table-count="0" meta:image-count="0" meta:object-count="0" meta:page-count="2" meta:paragraph-count="2" meta:word-count="376" meta:character-count="3047" meta:non-whitespace-character-count="2487"/>
  </office:meta>
</office:document-meta>
</file>